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ights-title">
      <style:graphic-properties fo:min-height="2.63cm"/>
      <style:paragraph-properties style:writing-mode="lr-tb"/>
    </style:style>
    <style:style style:name="pr2" style:family="presentation" style:parent-style-name="Lights-subtitle">
      <style:graphic-properties draw:fill-color="#ffffff" fo:min-height="2.8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1-outline1">
      <style:graphic-properties fo:min-height="10.001cm"/>
      <style:paragraph-properties style:writing-mode="lr-tb"/>
    </style:style>
    <style:style style:name="pr5" style:family="presentation" style:parent-style-name="Lights1-notes">
      <style:graphic-properties draw:fill-color="#ffffff" fo:min-height="13.364cm"/>
      <style:paragraph-properties style:writing-mode="lr-tb"/>
    </style:style>
    <style:style style:name="pr6" style:family="presentation" style:parent-style-name="Lights2-subtitle">
      <style:graphic-properties draw:fill-color="#ffffff" draw:auto-grow-height="true" fo:min-height="10cm"/>
      <style:paragraph-properties style:writing-mode="lr-tb"/>
    </style:style>
    <style:style style:name="pr7" style:family="presentation" style:parent-style-name="Lights2-notes">
      <style:graphic-properties draw:fill-color="#ffffff" draw:auto-grow-height="true" fo:min-height="13.364cm"/>
      <style:paragraph-properties style:writing-mode="lr-tb"/>
    </style:style>
    <style:style style:name="P1" style:family="paragraph">
      <style:text-properties fo:font-size="28pt" style:font-size-asian="28pt" style:font-size-complex="28pt"/>
    </style:style>
    <style:style style:name="P2" style:family="paragraph">
      <loext:graphic-properties draw:fill-color="#ffffff"/>
      <style:text-properties fo:font-size="28pt"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373cm" fo:text-indent="0cm"/>
      <style:text-properties fo:hyphenate="false" loext:hyphenation-no-caps="false"/>
    </style:style>
    <style:style style:name="P5" style:family="paragraph">
      <style:paragraph-properties fo:margin-left="0cm" fo:margin-right="0cm" fo:margin-top="0cm" fo:margin-bottom="0.373cm" fo:text-indent="0cm"/>
      <style:text-properties fo:color="#000000" loext:opacity="100%" fo:hyphenate="false" loext:hyphenation-no-caps="false"/>
    </style:style>
    <style:style style:name="P6" style:family="paragraph">
      <style:text-properties fo:color="#000000" loext:opacity="100%"/>
    </style:style>
    <style:style style:name="T1" style:family="text">
      <style:text-properties fo:font-size="28pt" style:font-size-asian="28pt" style:font-size-complex="28pt"/>
    </style:style>
    <style:style style:name="T2" style:family="text">
      <style:text-properties fo:color="#000000" loext:opacity="100%" fo:font-weight="bold" style:font-weight-asian="bold" style:font-weight-complex="bold"/>
    </style:style>
    <style:style style:name="T3" style:family="text">
      <style:text-properties fo:color="#000000" loext:opacity="100%"/>
    </style:style>
    <style:style style:name="T4" style:family="text">
      <style:text-properties fo:color="#ffffff" loext:opacity="100%"/>
    </style:style>
    <style:style style:name="T5" style:family="text">
      <style:text-properties fo:font-variant="normal" fo:text-transform="none" fo:color="#000000" loext:opacity="100%" style:text-outline="false" style:text-line-through-style="none" style:text-line-through-type="none" style:font-name="Liberation Sans"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layer="layout" svg:width="24.599cm" svg:height="2.63cm" svg:x="3cm" svg:y="3.969cm" presentation:class="title" presentation:user-transformed="true">
          <draw:text-box>
            <text:p>Security Requirements for Building Web Application</text:p>
          </draw:text-box>
        </draw:frame>
        <draw:frame presentation:style-name="pr2" draw:text-style-name="P2" draw:layer="layout" svg:width="21.6cm" svg:height="2.8cm" svg:x="8.9cm" svg:y="9.7cm" presentation:class="subtitle" presentation:user-transformed="true">
          <draw:text-box>
            <text:p text:style-name="P1"><text:span text:style-name="T1">Presented By-</text:span></text:p>
            <text:p text:style-name="P1"><text:span text:style-name="T1">Sujan Prabhakar</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office:forms form:automatic-focus="false" form:apply-design-mode="false"/>
        <draw:frame presentation:style-name="pr4" draw:layer="layout" svg:width="25cm" svg:height="12.5cm" svg:x="1.5cm" svg:y="1.5cm" presentation:class="outline" presentation:user-transformed="true">
          <draw:text-box>
            <text:list text:style-name="L2">
              <text:list-header>
                <text:p text:style-name="P4"><text:span text:style-name="T2">1. Have a strong enterprise security policy</text:span></text:p>
                <text:p text:style-name="P4"><text:span text:style-name="T3">The first breach can be a simple human error, and can really make the attacker’s life easier: weak passwords, security related information itself not secure enough (like passwords stored in a text file on your desktop or on a post-it), wrong access level… all of this needs to be cleaned so as not to leave the front door wide open.</text:span></text:p>
                <text:p text:style-name="P4"><text:span text:style-name="T3"/></text:p>
                <text:p text:style-name="P4"><text:span text:style-name="T2">2. Remove useless portions of web application-</text:span></text:p>
                <text:p text:style-name="P4"><text:span text:style-name="T3">Before diving into the security of your web applications, maybe you can reduce the potential attack surface by simply reducing the number of applications you have, in production or even in your staging environment.</text:span></text:p>
                <text:p text:style-name="P4"><text:span text:style-name="T3"/></text:p>
                <text:p text:style-name="P4"><text:span text:style-name="T4"/></text:p>
              </text:list-header>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office:forms form:automatic-focus="false" form:apply-design-mode="false"/>
        <draw:frame presentation:style-name="pr4" draw:layer="layout" svg:width="25.5cm" svg:height="14cm" svg:x="0.5cm" svg:y="0.5cm" presentation:class="outline" presentation:user-transformed="true">
          <draw:text-box>
            <text:list text:style-name="L2">
              <text:list-header>
                <text:p text:style-name="P4"/>
              </text:list-header>
            </text:list>
            <text:p text:style-name="P4"><text:span text:style-name="T2">3. Update the libraries, and use reputable ones-</text:span></text:p>
            <text:p text:style-name="P4"><text:span text:style-name="T3">It seems that 80 % of the code used in web applications is actually made of external libraries that you did not develop.</text:span></text:p>
            <text:p text:style-name="P4"><text:span text:style-name="T3">It is therefore necessary to perform several maintenance operations on these libraries:</text:span></text:p>
            <text:p text:style-name="P4"><text:span text:style-name="T3"/></text:p>
            <text:p text:style-name="P4"><text:span text:style-name="T2">4. Ensure no sensitive data about architecture leaks-</text:span></text:p>
            <text:p text:style-name="P4"><text:span text:style-name="T3">Another type of vulnerability directly caused by “human errors”: information leakage related to you application itself. A web developer might be tempted or even prompted to copy/paste a piece of code on a forum, in order to get help from outside your organisation during the development of a new module.</text:span></text:p>
            <text:p text:style-name="P4"><text:span text:style-name="T4"/></text:p>
            <text:p text:style-name="P4"><text:span text:style-name="T4"/></text:p>
            <text:p text:style-name="P4"><text:span text:style-name="T4"/></text:p>
            <text:p text:style-name="P4"><text:span text:style-name="T4"/></text:p>
            <text:p/>
            <text:list text:style-name="L3">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office:forms form:automatic-focus="false" form:apply-design-mode="false"/>
        <draw:frame presentation:style-name="pr4" draw:text-style-name="P6" draw:layer="layout" svg:width="25cm" svg:height="13cm" svg:x="1.5cm" svg:y="1cm" presentation:class="outline" presentation:user-transformed="true">
          <draw:text-box>
            <text:list text:style-name="L2">
              <text:list-header>
                <text:p text:style-name="P5"><text:span text:style-name="T2"/></text:p>
                <text:p text:style-name="P5"><text:span text:style-name="T2">5. Review critical business processes-</text:span></text:p>
                <text:p text:style-name="P5"><text:span text:style-name="T3">In this flaws really exist, and it is not always about technical things or code, but essentially about business login and logical controls. Web security starts during the functional design of the application.</text:span></text:p>
                <text:p text:style-name="P5"><text:span text:style-name="T3"/></text:p>
                <text:p text:style-name="P5"><text:span text:style-name="T2">6. Review sensitive data protection-</text:span></text:p>
                <text:p text:style-name="P5"><text:span text:style-name="T3">Even if we have very little data to protect on your website, the simple fact of having a stolen password can be serious: that password might be valid on other websites that user is registered on, and can be used by an attacker for subsequent attacks. Whether a big multinational company or a little e-commerce website operating alone doesn’t matter, users or consumers deserve that we must protect their data.</text:span></text:p>
                <text:p text:style-name="P5"><text:span text:style-name="T3"/></text:p>
                <text:p text:style-name="P5"><text:span text:style-name="T3"/></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office:forms form:automatic-focus="false" form:apply-design-mode="false"/>
        <draw:frame presentation:style-name="pr4" draw:layer="layout" svg:width="25cm" svg:height="13cm" svg:x="1.5cm" svg:y="1cm" presentation:class="outline" presentation:user-transformed="true">
          <draw:text-box>
            <text:list text:style-name="L2">
              <text:list-header>
                <text:p text:style-name="P4"><text:span text:style-name="T2"/></text:p>
                <text:p text:style-name="P4"><text:span text:style-name="T2">7. Perform code reviews focused on security-</text:span></text:p>
                <text:p text:style-name="P4"><text:span text:style-name="T3">Security must of course be included in your web Software Development Life Cycle (SDLC). As an example, you should perform code review focused on security, and not only on software architecture. Web security knowledge is of course needed in order to run these code reviews successfully.</text:span></text:p>
                <text:p text:style-name="P4"><text:span text:style-name="T2"/></text:p>
                <text:p text:style-name="P4"><text:span text:style-name="T5">8. </text:span><text:span text:style-name="T2">Run a penetration test-</text:span></text:p>
                <text:p text:style-name="P4"><text:span text:style-name="T3">There’s nothing like a penetration test if you want to test the resilience of your application. That’s like the final exam! A pentest will allow you to see which vulnerabilities are in your application, to realise how they can be exploited and how far a simple flaw can drive you to.</text:span></text:p>
                <text:p text:style-name="P4"><text:span text:style-name="T3"/></text:p>
                <text:p text:style-name="P4"><text:span text:style-name="T3"/></text:p>
                <text:p text:style-name="P4"><text:span text:style-name="T3"/></text:p>
                <text:p text:style-name="P4"><text:span text:style-name="T4"/></text:p>
                <text:p text:style-name="P4"><text:span text:style-name="T4"/></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Lights1" presentation:presentation-page-layout-name="AL2T1">
        <office:forms form:automatic-focus="false" form:apply-design-mode="false"/>
        <draw:frame presentation:style-name="pr4" draw:text-style-name="P6" draw:layer="layout" svg:width="25cm" svg:height="13.5cm" svg:x="1.5cm" svg:y="1cm" presentation:class="outline" presentation:user-transformed="true">
          <draw:text-box>
            <text:list text:style-name="L2">
              <text:list-header>
                <text:p text:style-name="P5"><text:span text:style-name="T5"/></text:p>
                <text:p text:style-name="P5"><text:span text:style-name="T5">9. </text:span><text:span text:style-name="T2">Prepare yourself for the worse scenario-</text:span></text:p>
                <text:p text:style-name="P5"><text:span text:style-name="T3">It is not possible to make a web application 100% secure, unless you actually remove it. Security is a tradeoff, and has a cost. It’s about assessing the risks and answering with an appropriate risk response, with an adequate level of security.</text:span></text:p>
                <text:p text:style-name="P5"><text:span text:style-name="T3"/></text:p>
                <text:p text:style-name="P5"><text:span text:style-name="T2">10. Do the above regularly!-</text:span></text:p>
                <text:p text:style-name="P5"><text:span text:style-name="T3">First, your web applications evolve, new applications will come in your web environment, so you must regularly check that your web security level is on top. Also, you should know that effective security measures at a given time will not necessary be strong enough in a few months or years.</text:span></text:p>
                <text:p text:style-name="P5"><text:span text:style-name="T3"/></text:p>
              </text:list-header>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Lights2" presentation:presentation-page-layout-name="AL1T0">
        <office:forms form:automatic-focus="false" form:apply-design-mode="false"/>
        <draw:frame presentation:style-name="pr6" draw:text-style-name="P3" draw:layer="layout" svg:width="25cm" svg:height="10cm" svg:x="1cm" svg:y="2cm" presentation:class="subtitle" presentation:user-transformed="true">
          <draw:text-box>
            <text:p>Thank You </text:p>
          </draw:text-box>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08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7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14T09:38:24.501000000</meta:creation-date>
    <meta:editing-duration>PT50M59S</meta:editing-duration>
    <meta:editing-cycles>4</meta:editing-cycles>
    <meta:generator>LibreOffice/7.1.8.1$Windows_X86_64 LibreOffice_project/e1f30c802c3269a1d052614453f260e49458c82c</meta:generator>
    <dc:title>Lights</dc:title>
    <dc:date>2022-02-14T12:53:38.983000000</dc:date>
    <meta:document-statistic meta:object-count="101"/>
  </office:meta>
</office:document-meta>
</file>